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Times New Roman" fo:font-weight="normal" style:font-weight-asian="normal" style:font-weight-complex="normal"/>
    </style:style>
    <style:style style:name="P2" style:family="paragraph" style:parent-style-name="Text_20_body">
      <style:paragraph-properties fo:text-align="center" style:justify-single-word="false"/>
      <style:text-properties style:font-name="Times New Roman"/>
    </style:style>
    <style:style style:name="P3" style:family="paragraph" style:parent-style-name="Heading_20_2">
      <style:text-properties style:font-name="Times New Roman"/>
    </style:style>
    <style:style style:name="P4" style:family="paragraph" style:parent-style-name="Text_20_body">
      <style:paragraph-properties fo:text-align="justify" style:justify-single-word="false"/>
      <style:text-properties style:font-name="Times New Roman"/>
    </style:style>
    <style:style style:name="T1" style:family="text">
      <style:text-properties fo:font-size="12pt" style:font-size-asian="12pt" style:font-size-complex="12pt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ybrane techniki programowania gier, część druga – fizyka.</text:p>
      <text:p text:style-name="P2"/>
      <text:p text:style-name="P2">Dariusz Maciejewski</text:p>
      <text:p text:style-name="P2"/>
      <text:p text:style-name="P2">Instytut Informatyki,</text:p>
      <text:p text:style-name="P2">Politechnika Warszawska,</text:p>
      <text:p text:style-name="P2">ul. Nowowiejska 15/19</text:p>
      <text:p text:style-name="P2">00-665 Warszawa, Polska</text:p>
      <text:h text:style-name="P3" text:outline-level="1">Streszczenie</text:h>
      <text:p text:style-name="P4">Opracowanie ma na celu przybliżenie zagadnienia programowania fizyki w grach komputerowych. <text:span text:style-name="T1">Dzięki realistycznej symulacji fizyki, gracz ma większy wpływ na wydarzenia i w efekcie lepiej wczuwa się w klimat przedstawianego świata. Jednakże reprodukcja zjawisk fizycznych jest procesem bardzo kosztownym obliczeniowo, więc aby była efektywna, na każdym kroku trzeba szukać miejsc do optymalizacji kodu. W eseju omówione są podstawowe elementy silnika fizyki oraz rozwiązania pozwalające na wielokrotny wzrost ich wydajnośc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er" style:next-style-name="Text_20_body" style:class="text">
      <style:paragraph-properties fo:background-color="transparent">
        <style:background-image/>
      </style:paragraph-properties>
      <style:text-properties fo:text-transform="capitaliz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class="text" style:master-page-name="" style:default-outline-level="1">
      <style:paragraph-properties fo:break-before="auto" fo:break-after="auto"/>
      <style:text-properties fo:font-size="14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er" style:next-style-name="Text_20_body" style:class="text" style:default-outline-level="2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er" style:class="index" style:master-page-name="">
      <style:paragraph-properties fo:margin-left="0cm" fo:margin-right="0cm" fo:text-indent="0cm" style:auto-text-indent="false" text:number-lines="false" text:line-number="0"/>
      <style:text-properties fo:font-size="14pt" fo:font-style="oblique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Glossy_7e_LT_7e_Gliederung_20_1" style:display-name="Glossy~LT~Gliederung 1" style:family="paragraph">
      <style:paragraph-properties fo:margin-left="1.199cm" fo:margin-right="0cm" fo:margin-top="0cm" fo:margin-bottom="0.499cm" fo:text-indent="-0.9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Glossy_7e_LT_7e_Untertitel" style:display-name="Glossy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Dariusz Maciejewski</meta:initial-creator>
    <meta:creation-date>2008-03-21T22:16:11</meta:creation-date>
    <dc:creator>Dariusz Maciejewski</dc:creator>
    <dc:date>2008-03-21T22:53:26</dc:date>
    <dc:language>pl-PL</dc:language>
    <meta:editing-cycles>6</meta:editing-cycles>
    <meta:editing-duration>PT35M4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8" meta:word-count="91" meta:character-count="701"/>
  </office:meta>
</office:document-meta>
</file>